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1fe037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15f24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1c74e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31850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3c944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f0d1a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30820d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317553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445c1e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3ecfe" officeooo:paragraph-rsid="0033ecfe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43ba6" officeooo:paragraph-rsid="00343ba6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78880" officeooo:paragraph-rsid="00378880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4ee86b" officeooo:paragraph-rsid="004ee86b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4ee86b" officeooo:paragraph-rsid="0052e892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33ecfe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55f116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5747a8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581351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officeooo:paragraph-rsid="0052e892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cm" style:auto-text-indent="false" style:page-number="auto" fo:background-color="transparent"/>
      <style:text-properties officeooo:paragraph-rsid="0052e892"/>
    </style:style>
    <style:style style:name="P2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23c944" style:font-weight-asian="bold" style:font-weight-complex="bold"/>
    </style:style>
    <style:style style:name="P22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1fe037" style:font-weight-asian="bold" style:font-weight-complex="bold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317553" style:font-weight-asian="bold" style:font-weight-complex="bold"/>
    </style:style>
    <style:style style:name="P2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3ecfe" officeooo:paragraph-rsid="0033ecfe" style:font-weight-asian="bold" style:font-weight-complex="bold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5bcea" officeooo:paragraph-rsid="0035bcea" style:font-weight-asian="bold" style:font-weight-complex="bold"/>
    </style:style>
    <style:style style:name="P26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78880" officeooo:paragraph-rsid="00378880" style:font-weight-asian="bold" style:font-weight-complex="bold"/>
    </style:style>
    <style:style style:name="P27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>
        <style:tab-stops>
          <style:tab-stop style:position="2.004cm"/>
        </style:tab-stops>
      </style:paragraph-properties>
      <style:text-properties style:font-name="Comic Sans MS" style:text-underline-style="solid" style:text-underline-width="auto" style:text-underline-color="font-color" fo:font-weight="bold" officeooo:rsid="0015f06d" officeooo:paragraph-rsid="0052e892" style:font-weight-asian="bold" style:font-weight-complex="bold"/>
    </style:style>
    <style:style style:name="P28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317553" fo:background-color="transparent" style:font-weight-asian="bold" style:font-weight-complex="bold"/>
    </style:style>
    <style:style style:name="P29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fo:font-size="16pt" style:text-underline-style="solid" style:text-underline-width="auto" style:text-underline-color="font-color" fo:font-weight="bold" officeooo:rsid="001fe037" officeooo:paragraph-rsid="001fe037" style:font-size-asian="16pt" style:font-weight-asian="bold" style:font-size-complex="16pt" style:font-weight-complex="bold"/>
    </style:style>
    <style:style style:name="P30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fo:font-weight="normal" officeooo:rsid="004ee86b" officeooo:paragraph-rsid="0052e892" style:font-weight-asian="normal" style:font-weight-complex="normal"/>
    </style:style>
    <style:style style:name="P3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Comic Sans MS" fo:font-weight="normal" officeooo:rsid="001f8fad" officeooo:paragraph-rsid="0052e892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fo:font-size="12pt" style:text-underline-style="none" fo:font-weight="normal" officeooo:rsid="001fe037" officeooo:paragraph-rsid="001fe037" style:font-size-asian="12pt" style:font-weight-asian="normal" style:font-size-complex="12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Comic Sans MS" style:text-underline-style="solid" style:text-underline-width="auto" style:text-underline-color="font-color" fo:font-weight="bold" officeooo:rsid="00378880" officeooo:paragraph-rsid="00511f42" style:font-weight-asian="bold" style:font-weight-complex="bold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fo:font-weight="bold" officeooo:rsid="0015f06d" officeooo:paragraph-rsid="0052e892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Comic Sans MS" officeooo:rsid="001f8fad" officeooo:paragraph-rsid="0052e892"/>
    </style:style>
    <style:style style:name="P36" style:family="paragraph" style:parent-style-name="Standard">
      <style:paragraph-properties fo:text-align="justify" style:justify-single-word="false"/>
      <style:text-properties style:font-name="Comic Sans MS" officeooo:rsid="0015f06d" officeooo:paragraph-rsid="0052e892"/>
    </style:style>
    <style:style style:name="P37" style:family="paragraph" style:parent-style-name="Table_20_Contents">
      <style:paragraph-properties fo:text-align="center" style:justify-single-word="false"/>
      <style:text-properties style:font-name="Comic Sans MS" fo:font-weight="bold" officeooo:rsid="00413251" officeooo:paragraph-rsid="0052e892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Comic Sans MS" officeooo:rsid="00413251" officeooo:paragraph-rsid="0052e892"/>
    </style:style>
    <style:style style:name="P39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.101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8fad" officeooo:paragraph-rsid="0054710a" fo:background-color="transparent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024f" style:font-weight-asian="bold" style:font-weight-complex="bold"/>
    </style:style>
    <style:style style:name="T3" style:family="text">
      <style:text-properties fo:font-weight="bold" officeooo:rsid="002f0d1a" style:font-weight-asian="bold" style:font-weight-complex="bold"/>
    </style:style>
    <style:style style:name="T4" style:family="text">
      <style:text-properties fo:font-weight="bold" officeooo:rsid="0030820d" style:font-weight-asian="bold" style:font-weight-complex="bold"/>
    </style:style>
    <style:style style:name="T5" style:family="text">
      <style:text-properties fo:font-weight="bold" officeooo:rsid="00317553" style:font-weight-asian="bold" style:font-weight-complex="bold"/>
    </style:style>
    <style:style style:name="T6" style:family="text">
      <style:text-properties fo:font-weight="bold" officeooo:rsid="0038a590" style:font-weight-asian="bold" style:font-weight-complex="bold"/>
    </style:style>
    <style:style style:name="T7" style:family="text">
      <style:text-properties fo:font-weight="bold" officeooo:rsid="003c8d70" style:font-weight-asian="bold" style:font-weight-complex="bold"/>
    </style:style>
    <style:style style:name="T8" style:family="text">
      <style:text-properties fo:font-weight="bold" officeooo:rsid="003d70f8" style:font-weight-asian="bold" style:font-weight-complex="bold"/>
    </style:style>
    <style:style style:name="T9" style:family="text">
      <style:text-properties fo:font-weight="bold" officeooo:rsid="003e68b9" style:font-weight-asian="bold" style:font-weight-complex="bold"/>
    </style:style>
    <style:style style:name="T10" style:family="text">
      <style:text-properties fo:font-weight="bold" officeooo:rsid="0040115c" style:font-weight-asian="bold" style:font-weight-complex="bold"/>
    </style:style>
    <style:style style:name="T11" style:family="text">
      <style:text-properties fo:font-weight="bold" officeooo:rsid="0048fe6a" style:font-weight-asian="bold" style:font-weight-complex="bold"/>
    </style:style>
    <style:style style:name="T12" style:family="text">
      <style:text-properties fo:font-weight="bold" officeooo:rsid="004a5804" style:font-weight-asian="bold" style:font-weight-complex="bold"/>
    </style:style>
    <style:style style:name="T13" style:family="text">
      <style:text-properties fo:font-weight="bold" officeooo:rsid="00511f42" style:font-weight-asian="bold" style:font-weight-complex="bold"/>
    </style:style>
    <style:style style:name="T14" style:family="text">
      <style:text-properties fo:font-weight="bold" officeooo:rsid="0052e892" style:font-weight-asian="bold" style:font-weight-complex="bold"/>
    </style:style>
    <style:style style:name="T15" style:family="text">
      <style:text-properties fo:font-weight="bold" officeooo:rsid="0015f06d" style:font-weight-asian="bold" style:font-weight-complex="bold"/>
    </style:style>
    <style:style style:name="T16" style:family="text">
      <style:text-properties fo:font-weight="bold" officeooo:rsid="001db45d" style:font-weight-asian="bold" style:font-weight-complex="bold"/>
    </style:style>
    <style:style style:name="T17" style:family="text">
      <style:text-properties fo:font-weight="bold" officeooo:rsid="0055f116" style:font-weight-asian="bold" style:font-weight-complex="bold"/>
    </style:style>
    <style:style style:name="T18" style:family="text">
      <style:text-properties fo:font-weight="bold" officeooo:rsid="005747a8" style:font-weight-asian="bold" style:font-weight-complex="bold"/>
    </style:style>
    <style:style style:name="T19" style:family="text">
      <style:text-properties fo:font-weight="bold" officeooo:rsid="00581351" style:font-weight-asian="bold" style:font-weight-complex="bold"/>
    </style:style>
    <style:style style:name="T20" style:family="text">
      <style:text-properties fo:font-weight="bold" fo:background-color="transparent" loext:char-shading-value="0" style:font-weight-asian="bold" style:font-weight-complex="bold"/>
    </style:style>
    <style:style style:name="T21" style:family="text">
      <style:text-properties fo:font-weight="bold" officeooo:rsid="00215f24" fo:background-color="transparent" loext:char-shading-value="0" style:font-weight-asian="bold" style:font-weight-complex="bold"/>
    </style:style>
    <style:style style:name="T22" style:family="text">
      <style:text-properties fo:font-weight="bold" officeooo:rsid="0021c74e" fo:background-color="transparent" loext:char-shading-value="0" style:font-weight-asian="bold" style:font-weight-complex="bold"/>
    </style:style>
    <style:style style:name="T23" style:family="text">
      <style:text-properties fo:font-weight="bold" officeooo:rsid="00231850" fo:background-color="transparent" loext:char-shading-value="0" style:font-weight-asian="bold" style:font-weight-complex="bold"/>
    </style:style>
    <style:style style:name="T24" style:family="text">
      <style:text-properties fo:font-weight="bold" officeooo:rsid="0023c944" fo:background-color="transparent" loext:char-shading-value="0" style:font-weight-asian="bold" style:font-weight-complex="bold"/>
    </style:style>
    <style:style style:name="T25" style:family="text">
      <style:text-properties fo:font-weight="bold" officeooo:rsid="0030820d" fo:background-color="transparent" loext:char-shading-value="0" style:font-weight-asian="bold" style:font-weight-complex="bold"/>
    </style:style>
    <style:style style:name="T26" style:family="text">
      <style:text-properties fo:font-weight="bold" officeooo:rsid="004044b3" fo:background-color="transparent" loext:char-shading-value="0" style:font-weight-asian="bold" style:font-weight-complex="bold"/>
    </style:style>
    <style:style style:name="T27" style:family="text">
      <style:text-properties fo:font-weight="bold" officeooo:rsid="0041b37a" fo:background-color="transparent" loext:char-shading-value="0" style:font-weight-asian="bold" style:font-weight-complex="bold"/>
    </style:style>
    <style:style style:name="T28" style:family="text">
      <style:text-properties fo:font-weight="bold" officeooo:rsid="00511f42" fo:background-color="transparent" loext:char-shading-value="0" style:font-weight-asian="bold" style:font-weight-complex="bold"/>
    </style:style>
    <style:style style:name="T29" style:family="text">
      <style:text-properties fo:font-weight="bold" officeooo:rsid="0052e892" fo:background-color="transparent" loext:char-shading-value="0" style:font-weight-asian="bold" style:font-weight-complex="bold"/>
    </style:style>
    <style:style style:name="T30" style:family="text">
      <style:text-properties officeooo:rsid="001fe094"/>
    </style:style>
    <style:style style:name="T31" style:family="text">
      <style:text-properties officeooo:rsid="00215f24"/>
    </style:style>
    <style:style style:name="T32" style:family="text">
      <style:text-properties officeooo:rsid="00231850"/>
    </style:style>
    <style:style style:name="T33" style:family="text">
      <style:text-properties officeooo:rsid="0023c944"/>
    </style:style>
    <style:style style:name="T34" style:family="text">
      <style:text-properties officeooo:rsid="00261bc4"/>
    </style:style>
    <style:style style:name="T35" style:family="text">
      <style:text-properties fo:background-color="transparent" loext:char-shading-value="0"/>
    </style:style>
    <style:style style:name="T36" style:family="text">
      <style:text-properties fo:background-color="transparent" loext:char-shading-value="0"/>
    </style:style>
    <style:style style:name="T37" style:family="text">
      <style:text-properties officeooo:rsid="0029024f"/>
    </style:style>
    <style:style style:name="T38" style:family="text">
      <style:text-properties officeooo:rsid="00293b7b"/>
    </style:style>
    <style:style style:name="T39" style:family="text">
      <style:text-properties officeooo:rsid="00317553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343ba6" style:font-weight-asian="normal" style:font-weight-complex="normal"/>
    </style:style>
    <style:style style:name="T42" style:family="text">
      <style:text-properties fo:font-weight="normal" officeooo:rsid="0033ecfe" style:font-weight-asian="normal" style:font-weight-complex="normal"/>
    </style:style>
    <style:style style:name="T43" style:family="text">
      <style:text-properties fo:font-weight="normal" officeooo:rsid="0038a590" style:font-weight-asian="normal" style:font-weight-complex="normal"/>
    </style:style>
    <style:style style:name="T44" style:family="text">
      <style:text-properties fo:font-weight="normal" officeooo:rsid="004d438c" style:font-weight-asian="normal" style:font-weight-complex="normal"/>
    </style:style>
    <style:style style:name="T45" style:family="text">
      <style:text-properties officeooo:rsid="00343ba6"/>
    </style:style>
    <style:style style:name="T46" style:family="text">
      <style:text-properties officeooo:rsid="0038a590"/>
    </style:style>
    <style:style style:name="T47" style:family="text">
      <style:text-properties fo:background-color="#ff0000" loext:char-shading-value="0"/>
    </style:style>
    <style:style style:name="T48" style:family="text">
      <style:text-properties officeooo:rsid="00445c1e"/>
    </style:style>
    <style:style style:name="T49" style:family="text">
      <style:text-properties officeooo:rsid="00493408"/>
    </style:style>
    <style:style style:name="T50" style:family="text">
      <style:text-properties officeooo:rsid="00511f42"/>
    </style:style>
    <style:style style:name="T51" style:family="text">
      <style:text-properties style:text-underline-style="solid" style:text-underline-width="auto" style:text-underline-color="font-color" fo:font-weight="bold" officeooo:rsid="001212c3" style:font-weight-asian="bold" style:font-weight-complex="bold"/>
    </style:style>
    <style:style style:name="T52" style:family="text">
      <style:text-properties style:text-underline-style="solid" style:text-underline-width="auto" style:text-underline-color="font-color" fo:font-weight="bold" officeooo:rsid="001402de" style:font-weight-asian="bold" style:font-weight-complex="bold"/>
    </style:style>
    <style:style style:name="T53" style:family="text">
      <style:text-properties style:font-name="Comic Sans MS" fo:font-weight="bold" officeooo:rsid="0015f06d" style:font-weight-asian="bold" style:font-weight-complex="bold"/>
    </style:style>
    <style:style style:name="T54" style:family="text">
      <style:text-properties style:font-name="Comic Sans MS" fo:font-weight="bold" officeooo:rsid="001db45d" style:font-weight-asian="bold" style:font-weight-complex="bold"/>
    </style:style>
    <style:style style:name="T55" style:family="text">
      <style:text-properties style:font-name="Comic Sans MS" fo:font-weight="bold" officeooo:rsid="0052e892" style:font-weight-asian="bold" style:font-weight-complex="bold"/>
    </style:style>
    <style:style style:name="T56" style:family="text">
      <style:text-properties style:font-name="Comic Sans MS" fo:font-weight="bold" officeooo:rsid="004ee86b" fo:background-color="transparent" loext:char-shading-value="0" style:font-weight-asian="bold" style:font-weight-complex="bold"/>
    </style:style>
    <style:style style:name="T57" style:family="text">
      <style:text-properties style:font-name="Comic Sans MS" fo:font-weight="bold" officeooo:rsid="0052e892" fo:background-color="transparent" loext:char-shading-value="0" style:font-weight-asian="bold" style:font-weight-complex="bold"/>
    </style:style>
    <style:style style:name="T58" style:family="text">
      <style:text-properties style:font-name="Comic Sans MS" officeooo:rsid="0015f06d"/>
    </style:style>
    <style:style style:name="T59" style:family="text">
      <style:text-properties style:font-name="Comic Sans MS" officeooo:rsid="001db45d"/>
    </style:style>
    <style:style style:name="T60" style:family="text">
      <style:text-properties style:font-name="Comic Sans MS" officeooo:rsid="003c8903"/>
    </style:style>
    <style:style style:name="T61" style:family="text">
      <style:text-properties style:font-name="Comic Sans MS" fo:font-weight="normal" officeooo:rsid="004ee86b" style:font-weight-asian="normal" style:font-weight-complex="normal"/>
    </style:style>
    <style:style style:name="T62" style:family="text">
      <style:text-properties style:font-name="Comic Sans MS" fo:font-weight="normal" officeooo:rsid="004ee86b" fo:background-color="transparent" loext:char-shading-value="0" style:font-weight-asian="normal" style:font-weight-complex="normal"/>
    </style:style>
    <style:style style:name="T63" style:family="text">
      <style:text-properties style:font-name="Comic Sans MS" officeooo:rsid="001f8fad"/>
    </style:style>
    <style:style style:name="T64" style:family="text">
      <style:text-properties officeooo:rsid="0015f06d"/>
    </style:style>
    <style:style style:name="T65" style:family="text">
      <style:text-properties officeooo:rsid="0055f116"/>
    </style:style>
    <style:style style:name="T66" style:family="text">
      <style:text-properties officeooo:rsid="00581351"/>
    </style:style>
    <style:style style:name="T67" style:family="text">
      <style:text-properties officeooo:rsid="00599a10"/>
    </style:style>
    <style:style style:name="T68" style:family="text">
      <style:text-properties fo:background-color="#fff2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LogicaAlgoritmoJavaScript</text:p>
      <text:p text:style-name="P32"><text:span text:style-name="T2">$</text:span><text:span text:style-name="T1">npm install readline-sync</text:span> →<text:span text:style-name="T37"> para o terminal aceitar input no node.js</text:span></text:p>
      <text:p text:style-name="P24">COMANDOS DE ENTRADA/SAÍDA E VARIÁVEIS</text:p>
      <text:p text:style-name="P10"><text:span text:style-name="T1">ex001 </text:span><text:span text:style-name="T40">→ MENSAGEM: Desenvolva um programa que pergunte qual </text:span><text:span text:style-name="T44">é</text:span><text:span text:style-name="T40"> o nome do usuário e no final mostre uma mensagem com o nome do usuário que foi digitado. Use o comando de entra e saída “console.log”.</text:span></text:p>
      <text:p text:style-name="P10"><text:span text:style-name="T1">ex002 </text:span><text:span text:style-name="T40">→ SOMA: Desenvola um programa que solicite ao usuário digitar dois números e no final apresente o resultado da soma entre os dois números.</text:span></text:p>
      <text:p text:style-name="P10"><text:span text:style-name="T1">ex003</text:span><text:span text:style-name="T40"> → MEDIA: Desenvola um programa que solicite ao usuário digitar dois números e no final apresente o resultado da média entre os dois números.</text:span></text:p>
      <text:p text:style-name="P24">OPERADORES LÓGICOS</text:p>
      <text:p text:style-name="P10"><text:span text:style-name="T1">ex004 </text:span><text:span text:style-name="T40">→ TESTE DOS TRIANGULOS: Desenvolva um programa que solicite ao usuário digitar o valor de três lados de uma forma geométrica. </text:span><text:span text:style-name="T41">O programa deverá informar se o valores digitados pelo usuários forma um triângulo, se esse triângulo é equilátero ou escalento. Dica: Para forma um triângulo, cada lado tem que ser menor do que a soma dos outros dois. Para ser equilátero, todos os lados devem ser iguais. E para ser escalento todos os lados devem ser diferentes um do outro.</text:span></text:p>
      <text:p text:style-name="P25"><text:span text:style-name="T45">E</text:span>XERCÍCIOS DA <text:s/>CREUZA</text:p>
      <text:p text:style-name="P11"><text:span text:style-name="T1">ex005</text:span><text:span text:style-name="T40"> → IDADE DE CREUZA: Creuza está fazendo aniversário, mas não sabe quantas velas colocar no bolo. Ela sabe apenas o ano do seu nascimento. Ajude Creuza a solucionar este problema.</text:span></text:p>
      <text:p text:style-name="P11"><text:span text:style-name="T1">ex006 </text:span><text:span text:style-name="T40">→ DÓLARES DA CREUZA: Creuza vai viajar para os Estados Unidos e quer saber quanto vai levar em dólares. Ajude ela a descobrir quanto vai levar.</text:span></text:p>
      <text:p text:style-name="P12"><text:span text:style-name="T1">ex007 </text:span><text:span text:style-name="T40">→ </text:span><text:span text:style-name="T42">TEMPERATURA DA CREUZA: </text:span><text:span text:style-name="T40">Creuza chegou nos EUA olhou para o termômetro e viu 100 graus Fahrenheit, mas ela quer saber quanto é esta temperatura em Graus Celsius. Ajude Creuza.</text:span></text:p>
      <text:p text:style-name="P12"><text:span text:style-name="T1">ex008 </text:span><text:span text:style-name="T40">→ IMPOSTO DA CREUZA: Creuza Comprou muita muamba e quer saber quanto vai pagar de imposto.</text:span></text:p>
      <text:p text:style-name="P12"><text:span text:style-name="T6">ex009 </text:span><text:span text:style-name="T43">→ </text:span><text:span text:style-name="T40">EMPRÉSTIMO DA CREUZA: Creuza ficou sem dinheiro e teve que pegar um empréstimo. Ela vai pagar um valor de 20% a mais do valor que ela tomar emprestado e vai poder dividir em quantas parcelas ela quiser. Ajude Creuza a saber o valor de cada parcela.</text:span></text:p>
      <text:p text:style-name="P26">ESTRUTURAS CONDICIONAIS <text:span text:style-name="T46">SIMPLES</text:span></text:p>
      <text:p text:style-name="P13"><text:span text:style-name="T1">ex010 </text:span>→ CALCULO IDADE: Desenvolva um programa em que o usuário digite o ano de nascimento e o programa mostre a idade do usuário e uma mensagem informando se ele já atingiu a maioridade.</text:p>
      <text:p text:style-name="P33">ESTRUTURAS CONDICIONAIS <text:span text:style-name="T50">COMPOSTA</text:span></text:p>
      <text:p text:style-name="P13"><text:span text:style-name="T1">ex01</text:span><text:span text:style-name="T13">1</text:span> → PAR OU ÍMPAR: Desenvolva um programa que o usuário digite um valor e o programa informe se aquele valor é par ou ímpar.</text:p>
      <text:p text:style-name="P13"><text:span text:style-name="T20">ex0</text:span><text:span text:style-name="T28">12</text:span><text:span text:style-name="T35"> → CÁLCULO IMC:</text:span> Desenvolva um programa em que o usuário digite o seu peso e altura e o programa informe o IMC do usuário e se ele está dentro do peso ideal ou fora do peso ideal. Dica: faixa de peso ideal entre 18.5 e 25.</text:p>
      <text:p text:style-name="P13"><text:span text:style-name="T20">ex01</text:span><text:span text:style-name="T29">3</text:span><text:span text:style-name="T20"> </text:span><text:span text:style-name="T35">→ APTO CARTEIRA:</text:span> Desenvolva um programa em que o usuário digite o seu ano de nascimento e o programa informe se o usuário está apto ou inapto a tirar a carteira de trânsito. Considerando apto o usuário maior de idade.</text:p>
      <text:p text:style-name="P14"><text:soft-page-break/><text:span text:style-name="T20">ex0</text:span><text:span text:style-name="T29">14</text:span><text:span text:style-name="T35"> → ALUNO APROVADO REPROVADO:</text:span> Desenvolva um programa em que o usuário digite duas notas e o mostre a média das notas e se o aluno está aprovado ou reprovado. Considerando aprovado o aluno com média maior igual a sete.</text:p>
      <text:p text:style-name="P30"><text:span text:style-name="T51">ESTRUTURAS CONDICIONAIS </text:span><text:span text:style-name="T52">COMPOSTAS ANINHADAS</text:span></text:p>
      <text:p text:style-name="P19"><text:span text:style-name="T56">ex0</text:span><text:span text:style-name="T57">15</text:span><text:span text:style-name="T62"> → ALUNO APROVADO REPROVADO:</text:span><text:span text:style-name="T61"> Desenvolva um programa em que o usuário digite duas notas e o mostre a média das notas e se o aluno está aprovado, em recuperação ou reprovado. Considerando aprovado o aluno com média maior igual a sete, em recuperação com média entre sete e cinco e reprovado com média menor que cinco.</text:span></text:p>
      <text:p text:style-name="P19"><text:span text:style-name="T53">ex0</text:span><text:span text:style-name="T55">16</text:span><text:span text:style-name="T53"> </text:span><text:span text:style-name="T58">→ CÁLCULO IMC: </text:span><text:span text:style-name="T59">Desenvolva </text:span><text:span text:style-name="T58">um programa que leia o peso e a estatura de uma pessoa, determine o seu IMC e classifique de acordo com a </text:span><text:span text:style-name="T60">tabela</text:span><text:span text:style-name="T58"> abaixo: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37">IMC</text:p>
          </table:table-cell>
          <table:covered-table-cell/>
        </table:table-row>
        <table:table-row>
          <table:table-cell table:style-name="Tabela1.A2" office:value-type="string">
            <text:p text:style-name="P38">Menor que 17</text:p>
          </table:table-cell>
          <table:table-cell table:style-name="Tabela1.B2" office:value-type="string">
            <text:p text:style-name="P38">MUITO ABAIXO DO PESO</text:p>
          </table:table-cell>
        </table:table-row>
        <table:table-row>
          <table:table-cell table:style-name="Tabela1.A2" office:value-type="string">
            <text:p text:style-name="P38">Maior igual a 17 e menor que 18.5</text:p>
          </table:table-cell>
          <table:table-cell table:style-name="Tabela1.B2" office:value-type="string">
            <text:p text:style-name="P38">ABAIXO DO PESO</text:p>
          </table:table-cell>
        </table:table-row>
        <table:table-row>
          <table:table-cell table:style-name="Tabela1.A2" office:value-type="string">
            <text:p text:style-name="P38">Maior igual a 18.5 e menor que 25</text:p>
          </table:table-cell>
          <table:table-cell table:style-name="Tabela1.B2" office:value-type="string">
            <text:p text:style-name="P38">PESO IDEAL</text:p>
          </table:table-cell>
        </table:table-row>
        <table:table-row>
          <table:table-cell table:style-name="Tabela1.A2" office:value-type="string">
            <text:p text:style-name="P38">Maior igual a 25 e menor que 30</text:p>
          </table:table-cell>
          <table:table-cell table:style-name="Tabela1.B2" office:value-type="string">
            <text:p text:style-name="P38">SOBREPESO</text:p>
          </table:table-cell>
        </table:table-row>
        <table:table-row>
          <table:table-cell table:style-name="Tabela1.A2" office:value-type="string">
            <text:p text:style-name="P38">Maior igual a 30 e menor que 35</text:p>
          </table:table-cell>
          <table:table-cell table:style-name="Tabela1.B2" office:value-type="string">
            <text:p text:style-name="P38">OBESIDADE</text:p>
          </table:table-cell>
        </table:table-row>
        <table:table-row>
          <table:table-cell table:style-name="Tabela1.A2" office:value-type="string">
            <text:p text:style-name="P38">Maior igual a 35 e menor que 40</text:p>
          </table:table-cell>
          <table:table-cell table:style-name="Tabela1.B2" office:value-type="string">
            <text:p text:style-name="P38">OBESIDADE SEVERA</text:p>
          </table:table-cell>
        </table:table-row>
        <table:table-row>
          <table:table-cell table:style-name="Tabela1.A2" office:value-type="string">
            <text:p text:style-name="P38">Maior igual a 40</text:p>
          </table:table-cell>
          <table:table-cell table:style-name="Tabela1.B2" office:value-type="string">
            <text:p text:style-name="P38">OBESIDADE MORBIDA</text:p>
          </table:table-cell>
        </table:table-row>
      </table:table>
      <text:p text:style-name="P34"/>
      <text:p text:style-name="P15"><text:span text:style-name="T1">ex0</text:span><text:span text:style-name="T14">17</text:span> → DEPENDENTES FUNCIONÁRIO: Desenvolva um programa em que o usuário digite seu nome, o seu salário atual e quantos dependentes ele tem. No final o programa deve apresentar o novo salário do funcionário de acordo com a quantidade de dependentes. Se ele não tem dependentes, aumento de 5%, se ele tem de 1 até 3 dependentes, aumento de 10%, se ele tem de 4 até 6, aumento de 15% e se ele tem mais de 6 dependentes, aumento de 18%.</text:p>
      <text:p text:style-name="P15"><text:span text:style-name="T20">ex0</text:span><text:span text:style-name="T29">18</text:span><text:span text:style-name="T35"> → APROVEITAMENTO DE UM ALUNO:</text:span> Desenvolva um programa em que o usuário digite duas notas e o programa apresente a média das notas e o aproveitamento do aluno, sendo: se a nota for maior ou igual a nove, aproveitamento A; <text:s/>se a nota for maior ou igual a sete, aproveitamento B; se a nota for maior ou igual a cinco, aproveitamento C; se a nota for maior ou igual a 3, aproveitamento D; se a nota for maior ou igual a um, aproveitamento E; e se a nota for menor do que um, aproveitamento F.</text:p>
      <text:p text:style-name="P15"><text:span text:style-name="T1">ex0</text:span><text:span text:style-name="T14">19</text:span> → BANGU x MADUREIRA: Desenvolva um programa em que seja digitado o placar de um jogo e no final apresente o status da partida de acordo com as seguintes condições: Se a diferença for igual a zero, status empate, se a diferença for de um até três gols, então status normal e se a diferença for maior do que três, então status goleada.</text:p>
      <text:p text:style-name="P27">ESTRUTURAS DE ESCOLHA CASO</text:p>
      <text:p text:style-name="P20"><text:span text:style-name="T53">ex0</text:span><text:span text:style-name="T54">2</text:span><text:span text:style-name="T55">0</text:span><text:span text:style-name="T53"> </text:span><text:span text:style-name="T58">→ CRIAN</text:span><text:span text:style-name="T63">Ç</text:span><text:span text:style-name="T58">A ESPERAN</text:span><text:span text:style-name="T63">Ç</text:span><text:span text:style-name="T58">A: </text:span><text:span text:style-name="T59">Desenvolva </text:span><text:span text:style-name="T58">um programa </text:span><text:span text:style-name="T63">em </text:span><text:span text:style-name="T58">que </text:span><text:span text:style-name="T63">o usuário escolha quanto será a sua doação e no final o programa apresente uma mensagem de quanto foi a doação. Dica de página inicial: </text:span></text:p>
      <text:p text:style-name="P35">"Muito Obrigado por ajudar "</text:p>
      <text:p text:style-name="P36">"[1] para doar R$10 "</text:p>
      <text:p text:style-name="P36">"[2] para doar R$25 "</text:p>
      <text:p text:style-name="P36"><text:soft-page-break/>"[3] para doas R$50 "</text:p>
      <text:p text:style-name="P36">"[4] para doar outros valores "</text:p>
      <text:p text:style-name="P36">"[5] para cancelar "</text:p>
      <text:p text:style-name="P31">Caso o usuário escolha “outros valores” o programa deverá informa no final quanto foi esse valor, conforme o valor inserido pelo usuário.</text:p>
      <text:p text:style-name="P39">ESTRUTURAS DE REPETIÇÃO “while”</text:p>
      <text:p text:style-name="P16"><text:span text:style-name="T15">ex0</text:span><text:span text:style-name="T16">2</text:span><text:span text:style-name="T17">1</text:span><text:span text:style-name="T15"> </text:span><text:span text:style-name="T64">→ </text:span>CONTE ATÉ 10: Desenvolva um programa que conte de 0 até 10. Use a estrutura de repetição “<text:span text:style-name="T65">while</text:span>”.</text:p>
      <text:p text:style-name="P16"><text:span text:style-name="T15">ex0</text:span><text:span text:style-name="T16">2</text:span><text:span text:style-name="T17">2</text:span><text:span text:style-name="T15"> </text:span><text:span text:style-name="T64">→ </text:span>CONTE <text:span text:style-name="T65">DE 10 </text:span>ATÉ 0: Desenvolva um programa que conte de 10 até 0. Use a estrutura de repetição “<text:span text:style-name="T65">while</text:span>”.</text:p>
      <text:p text:style-name="P16"><text:span text:style-name="T15">ex0</text:span><text:span text:style-name="T16">2</text:span><text:span text:style-name="T17">3</text:span><text:span text:style-name="T15"> </text:span><text:span text:style-name="T64">→ </text:span>CONTE DE 0 ATÉ ONDE QUISER: Desenvolva um programa que conte de 0 até onde quiser. O usuário também deve escolher de quanto será o pulo. Use a estrutura de repetição “<text:span text:style-name="T65">while</text:span>”.</text:p>
      <text:p text:style-name="P16"><text:span text:style-name="T15">ex0</text:span><text:span text:style-name="T16">2</text:span><text:span text:style-name="T17">4</text:span><text:span text:style-name="T15"> </text:span><text:span text:style-name="T64">→ </text:span>SOMADOR NUMÉRICO: Desenvolva um programa em que o usuário digite cinco valores e no final o programa apresente a soma total dos valores digitados. Use a estrutura de repetição “<text:span text:style-name="T65">while</text:span>”.</text:p>
      <text:p text:style-name="P17"><text:span text:style-name="T15">ex0</text:span><text:span text:style-name="T16">2</text:span><text:span text:style-name="T18">5</text:span><text:span text:style-name="T15"> </text:span><text:span text:style-name="T64">→ SOMADOR MAIOR MENOR: Desenvolva um programa em que o usuário digite cinco valores e no final o programa apresente a soma total dos valores digitados, qual o maior valor e qual o menor valor digitado. Use a estrutura de repetição “while”.</text:span></text:p>
      <text:p text:style-name="P18"><text:span text:style-name="T15">ex0</text:span><text:span text:style-name="T16">2</text:span><text:span text:style-name="T19">6</text:span><text:span text:style-name="T15"> </text:span><text:span text:style-name="T64">→ </text:span><text:span text:style-name="T36">CONVERSÃO MOEDA N VEZES</text:span>: Desenvolva um programa em que o usuário faça conversões de moeda. O usuário deve escolher quantas conversões ele realizará antes de digitar o valor em real que ele tem. O valor em real deve ser convertido para dólar. Use a estrutura de repetição “<text:span text:style-name="T66">while</text:span>”.</text:p>
      <text:p text:style-name="P18"><text:span text:style-name="T15">ex0</text:span><text:span text:style-name="T16">2</text:span><text:span text:style-name="T19">7</text:span><text:span text:style-name="T15"> </text:span><text:span text:style-name="T64">→ </text:span>CONTADOR INTELIGENTE: Desenvolva um programa em que o usuário digite o valor inicial e o valor final de uma contagem a ser mostrada pelo programa. Se o valor final for maior do que o inicial, a contagem será progressiva, caso contrário, a contagem será regressiva. Use a estrutura de repetição “<text:span text:style-name="T67">while</text:span>”.</text:p>
      <text:p text:style-name="P1"><text:span text:style-name="T1">ex028 </text:span>→ MELHOR ALUNO: Desenvolva um programa que receba a quantidade total de alunos de uma sala. Em seguida receba os nomes e notas desses alunos e no final mostre o aluno com a melhor nota e sua respectiva nota.</text:p>
      <text:p text:style-name="P22">ESTRUTURAS DE REPETIÇÃO - “<text:span text:style-name="T34">do”</text:span></text:p>
      <text:p text:style-name="P1"><text:span text:style-name="T1">ex029 </text:span>→ MINHA TABUADA: Desenvol<text:span text:style-name="T38">v</text:span>a um programa que pede para o usuário escolher um número e seja mostrado a tabuada desse número. Use o laço de repetição “do”.</text:p>
      <text:p text:style-name="P2"><text:span text:style-name="T1">ex030 </text:span>→ CONTA NEGATIVOS: Desenvol<text:span text:style-name="T38">v</text:span>a um programa <text:span text:style-name="T30">que receba até cinco números e no final mostre quantos números negativos foram digitados. </text:span>Use o laço de repetição “do”.</text:p>
      <text:p text:style-name="P2"><text:span text:style-name="T20">ex03</text:span><text:span text:style-name="T21">1</text:span><text:span text:style-name="T20"> </text:span>→ FATORIAL: Desenvol<text:span text:style-name="T38">v</text:span>a um programa <text:span text:style-name="T31">em que o usuário digite um número e o programa mostre o fatorial desse número. </text:span>Use o laço de repetição “do”.</text:p>
      <text:p text:style-name="P3"><text:span text:style-name="T20">ex03</text:span><text:span text:style-name="T22">2</text:span><text:span text:style-name="T20"> </text:span><text:span text:style-name="T35">→ </text:span>FATORIAL REPETICAO: Desenvol<text:span text:style-name="T38">v</text:span>a um programa <text:span text:style-name="T31">em que o usuário digite um número e o programa mostre o fatorial desse número e no final pergunte se o usuário quer repetir a operação. </text:span>Use o laço de repetição “do”.</text:p>
      <text:p text:style-name="P3"><text:span text:style-name="T20">ex03</text:span><text:span text:style-name="T22">3</text:span><text:span text:style-name="T20"> </text:span><text:span text:style-name="T35">→</text:span> NUMERO PRIMO: Desenvol<text:span text:style-name="T38">v</text:span>a um programa <text:span text:style-name="T31">em que o usuário digite um número e mostre como resultado se esse número é primo ou não. Dica: um número primo é aquele que só pode ser dividido por um e por ele mesmo. </text:span>Use o laço de repetição “do”.</text:p>
      <text:p text:style-name="P4"><text:soft-page-break/><text:span text:style-name="T20">ex03</text:span><text:span text:style-name="T22">4</text:span><text:span text:style-name="T1"> </text:span>→ SUPER CONTADOR: Desenvol<text:span text:style-name="T38">v</text:span>a um programa <text:span text:style-name="T31">em que o usuário escolha em um menu se quer contar de 0 a 10 ou de 10 a 0. </text:span>Use o laço de repetição “do”.</text:p>
      <text:p text:style-name="P5"><text:span text:style-name="T20">ex03</text:span><text:span text:style-name="T23">5</text:span><text:span text:style-name="T1"> </text:span>→ ESCOLHENDO PESSOAS: Desenvol<text:span text:style-name="T38">v</text:span>a um programa <text:span text:style-name="T31">em que realize o cadastro de homens e mulheres, suas idades e a cor da pele. No final mostre total de homens com mais de 18 anos e cabelos castanhos e o t</text:span>otal de mulheres entre 25 e 30 <text:span text:style-name="T32">anos</text:span> e cabelos loiros. <text:span text:style-name="T33">Menu da cor da pele: </text:span>Preto, Castanho, Loiro <text:span text:style-name="T33">e </text:span>Ruivo. Use o laço de repetição “do”.</text:p>
      <text:p text:style-name="P21">ESTRUTURAS DE REPETIÇÃO “<text:span text:style-name="T34">for”</text:span></text:p>
      <text:p text:style-name="P5"><text:span text:style-name="T20">ex03</text:span><text:span text:style-name="T24">6</text:span><text:span text:style-name="T1"> </text:span>→ CONTAR 1 ATE 10 PARA: Desenvol<text:span text:style-name="T38">v</text:span>a um programa <text:span text:style-name="T31">em que conte de 0 até 10 e de 10 até zero, usando a estrutura de repetição “for”.</text:span></text:p>
      <text:p text:style-name="P6"><text:span text:style-name="T1">ex03</text:span><text:span text:style-name="T3">7</text:span><text:span text:style-name="T1"> </text:span>→ SOMA VALORES PARA: Desenvol<text:span text:style-name="T38">v</text:span>a um programa <text:span text:style-name="T31">em que receba 5 valores e no final apresente a soma desses valores. Use a estrutura de repetiçao “for”.</text:span></text:p>
      <text:p text:style-name="P7"><text:span text:style-name="T1">ex03</text:span><text:span text:style-name="T4">8</text:span><text:span text:style-name="T1"> </text:span>→ VALORES PARES: Desenvol<text:span text:style-name="T38">v</text:span>a um programa <text:span text:style-name="T31">em que o usuário digite um valor e o programa apresente apenas os valores pares da contagem progressiva até o valor digitado e a contagem regressiva partindo do valor digitado. Use a estrutura de repetiçao “for”.</text:span></text:p>
      <text:p text:style-name="P7"><text:span text:style-name="T1">ex03</text:span><text:span text:style-name="T4">9</text:span><text:span text:style-name="T1"> </text:span>→ QUANTOS ENTRE 0 E 10: Desenvol<text:span text:style-name="T38">v</text:span>a um programa <text:span text:style-name="T31">em que o usuário digite até 6 valores e no final o programa apresente o total de valores entre 0 e 10; e a</text:span> soma d<text:span text:style-name="T39">esses</text:span> valores <text:span text:style-name="T39">entre 0 e 10 que forem</text:span> impares. <text:span text:style-name="T31">Use a estrutura de repetiçao “for”.</text:span></text:p>
      <text:p text:style-name="P8"><text:span text:style-name="T20">ex0</text:span><text:span text:style-name="T25">40</text:span><text:span text:style-name="T1"> </text:span>→ COMBINACOES: Desenvol<text:span text:style-name="T38">v</text:span>a um programa <text:span text:style-name="T31">em que mostre as combinações de três valores, agrupado de dois em dois. Use a estrutura de repetiçao “for”.</text:span></text:p>
      <text:p text:style-name="P8"><text:span text:style-name="T1">ex0</text:span><text:span text:style-name="T4">4</text:span><text:span text:style-name="T5">1</text:span><text:span text:style-name="T1"> </text:span>→ SEQUENCIA DE FIBONACCI: Desenvol<text:span text:style-name="T38">v</text:span>a um programa <text:span text:style-name="T31">em que mostre 10 primeiros números da sequencia de Fibonacci. Use a estrutura de repetiçao “for”.</text:span></text:p>
      <text:p text:style-name="P8"><text:span text:style-name="T1">ex0</text:span><text:span text:style-name="T4">4</text:span><text:span text:style-name="T5">2</text:span><text:span text:style-name="T1"> </text:span>→ ANALISADOR DE VALORES: <text:span text:style-name="T39">Desenvolva um programa em que o usuário digite 5 valores e no final ele apresente: a soma dos valores, <text:s/>a média entre os valores, quantos são divisíveis por 5, quantos são nulos e a soma dos valores pares. Use a estrutura de repetiçao “for”.</text:span></text:p>
      <text:p text:style-name="P23">PROCEDIMENTOS - ROTINAS</text:p>
      <text:p text:style-name="P8"><text:span text:style-name="T1">ex0</text:span><text:span text:style-name="T7">41</text:span><text:span text:style-name="T1"> </text:span>→ DETECTOR PESADO: Desenvolva um programa que o usuário digite o nome de cinco pessoas e o peso corporal de cada. A cada pessoa incluída no sistema, deve ser mostrado o maior peso cadastrado até o momento. No final deve ser apresentado o nome da pessoa que teve o maior peso e seu peso. Use estrutura de procedimento.</text:p>
      <text:p text:style-name="P8"><text:span text:style-name="T1">ex0</text:span><text:span text:style-name="T7">42</text:span><text:span text:style-name="T1"> </text:span>→ FAZ SOMA PROCEDIMENTO: Crie um programa que receba dois valores e apresente a soma entre os dois valores inseridos. Use estrutura de procedimento com passagem de parâmetro por valor.</text:p>
      <text:p text:style-name="P8"><text:span text:style-name="T1">ex0</text:span><text:span text:style-name="T7">43</text:span><text:span text:style-name="T1"> </text:span>→ PAR OU IMPAR PROCEDIMENTO: Elabore um programa que o usuário digite um valor e o programa informe se aquele valor é par ou ímpar. Use estrutura de procedimento com passagem de parâmetro por valor.</text:p>
      <text:p text:style-name="P8"><text:span text:style-name="T1">ex0</text:span><text:span text:style-name="T7">44</text:span><text:span text:style-name="T1"> </text:span>→ SEQUÊNCIA DE FIBONACCI REFERENCIA: Construa um programa que mostre os 15 primeiros números da sequência de Fibonacci. Use estrutura de procedimento com passagem de parâmetro por referência.</text:p>
      <text:p text:style-name="P23">FUNÇÕES</text:p>
      <text:p text:style-name="P8"><text:span text:style-name="T1">ex0</text:span><text:span text:style-name="T8">45</text:span><text:span text:style-name="T1"> </text:span>→ SOMA FUNÇÃO: Desenvolva um programa em que o usuário digite dois valores e esses valores sejam passados para uma função. Essa função deve retornar a soma dos valores inseridos.</text:p>
      <text:p text:style-name="P8"><text:soft-page-break/><text:span text:style-name="T1">ex0</text:span><text:span text:style-name="T9">46</text:span> → <text:span text:style-name="T35">PAR IMPAR FUNÇÃO</text:span>: Construa um programa que tenha uma função que receba um valor e retorne se o valor é par ou ímpar.</text:p>
      <text:p text:style-name="P8"><text:span text:style-name="T1">ex0</text:span><text:span text:style-name="T10">47</text:span> → <text:span text:style-name="T35">FATORIAL FUNÇÃO</text:span>: Elabore um programa o qual o usuário digite um número e o programa tenha uma função que retorne o fatorial do número digitado pelo usuário.</text:p>
      <text:p text:style-name="P9"><text:span text:style-name="T20">ex0</text:span><text:span text:style-name="T26">48</text:span><text:span text:style-name="T35"> → SEQUÊNCIA DE FIBONACCI FUNÇÃO:</text:span> Crie um programa que o usuário digite <text:span text:style-name="T48">os </text:span>dois valores <text:span text:style-name="T48">iniciais da </text:span>sequência de Fibonacci e o programa tenha uma função que retorne os valores seguintes <text:span text:style-name="T48">da </text:span>sequência de Fibonacci.</text:p>
      <text:p text:style-name="P8"><text:span text:style-name="T20">ex0</text:span><text:span text:style-name="T27">49</text:span><text:span text:style-name="T20"> </text:span><text:span text:style-name="T35">→ ANALISADOR DE STRINGS:</text:span> Elabore um programa que o usuário digite seu nome e o programa retorne quantas letras tem o nome do usuário digitado; Retorne seu nome em maiúsculo, em minúsculo; Retorne a primeira e última letra do seu nome; Qual a posição da letra “A” no nome; qual o código ascii da letra “A” e o código ascii 65 corresponde a qual caractere.<text:tab/></text:p>
      <text:p text:style-name="P28">VETORES – VARIÁVEIS COMPOSTAS</text:p>
      <text:p text:style-name="P8"><text:span text:style-name="T1">ex05</text:span><text:span text:style-name="T11">0</text:span><text:span text:style-name="T1"> </text:span>→TESTE VETOR: Desenvolva um programa em que o usuário digite seis valores e o programa apresente os seis vetores. Use variáveis compostas (vetores/<text:span text:style-name="T49">arrays</text:span>).</text:p>
      <text:p text:style-name="P8"><text:span text:style-name="T1">ex0</text:span><text:span text:style-name="T12">51</text:span> → <text:span text:style-name="T47">VALORES PARES VETORES</text:span>: Crie um programa em que o usuário digite sete valores e no final o programa mostre a quantidade de valores pares digitados. Use variáveis compostas (vetores).</text:p>
      <text:p text:style-name="P8">ex061 → VALORES PARES VETORES 2: Elabore um programa em que o usuário digite sete valores e no final o programa mostre a quantidade de valores pares digitados e a posição de cada valor par digitado. Use variáveis compostas (vetores).</text:p>
      <text:p text:style-name="P8">ex062 → LISTAGEM DA TURMA: Construa um programa em que sejam cadastrados os nomes de 4 usuários, e duas notas para cada usuário cadastrado. Ao final o programa deve apresentar os nomes de cada usuário e suas respectivas médias. Use variáveis compostas (vetores).</text:p>
      <text:p text:style-name="P8">ex063 → LISTAGEM DA TURMA 2: Desenvolva um programa em que sejam cadastrados os nomes de 4 usuários, e duas notas para cada usuário cadastrado. Ao final o programa deve apresentar uma lista com os nomes dos usuários cadastrados e suas médias. Também deve mostrar outra lista com os nomes e o status de suas médias. Caso o aluno tenha média maior ou igual a 7, aluno aprovado, caso a nota seja menor do que 7, aluno reprovado. A lista de status deverá conter o nome seguido do status de cada usuário cadastrado. Use variáveis compostas (vetores).</text:p>
      <text:p text:style-name="P8">ex064 → LISTAGEM DA TURMA 3: Crie um programa em que sejam cadastrados os nomes de 4 alunos, e duas notas para cada aluno cadastrado. Ao final o programa deve apresentar uma lista com os nomes de cada aluno e suas respectivas médias. Também deverá apresentar a quantidade de alunos com a média maior do que a média da turma e a média da turma. Use variáveis compostas (vetores).</text:p>
      <text:p text:style-name="P8">ex065 → SÓ COM C: Elabore um programa que sejam cadastrados 10 nomes de usuários. No final o programa deve apresentar uma lista com os nomes que começam com a letra “C”.</text:p>
      <text:p text:style-name="P8">ex066 → ORDENA VETOR: Construa um programa em que o usuário digite 10 valores de forma aleatória e no final o programa apresente os valores em ordem crescente.</text:p>
      <text:p text:style-name="P8">ex067 → CAMPEONATO FUTEBOL: Desenvolva um programa em que seja cadastrado 3 times e no final seja mostrado uma tabela com os confrontos entre os times.</text:p>
      <text:p text:style-name="P8"><text:soft-page-break/>ex068 → CORRIGINDO PROVAS: Elabore um programa que seja cadastrado um gabarito com 5 questões. Cadastre também 3 alunos e as 5 resposta de cada aluno. Cada resposta corresta do aluno valerá 2 pontos. No final o programa deve mostrar a lista com o nome dos alunos e a nota de cada aluno. Também deverá ser mostrado a média final da turma.</text:p>
      <text:p text:style-name="P8">ex069 → RESERVAR CINEMA: Crie um programa que simule a reserva de cadeiras de um cinema. No total serão 10 cadeiras. Quando o usuario escolher qual a sua cadeira, deverá ser apresentado quais as cadeiras estão livres e quais estão ocupadas. Caso o usuário escolha uma cadeira já ocupada, uma mensagem devera notificá-lo que a sua opção já foi escolhida e deverá perguntar se ele quer escolher outra. O programa sera encerrado quando o usuário optar por não escolher mais cadeiras.</text:p>
      <text:p text:style-name="P8">VARIÁVEIS COMPOSTAS HOMOGÊNEAS MULTIDIMENSIONAIS (MATRIZES)</text:p>
      <text:p text:style-name="P8">ex070 → MATRIZ 3x2: Desenvolva um programa que solicite ao usuario inserir valores numa matriz de ordem 3x2. No final o programa deverá apresentar os valores inseridos pelo usuário.</text:p>
      <text:p text:style-name="P8">ex071 → MATRIZ 3x3 PAR: Crie um programa que o usuario insira valores numa matriz 3x3. Deverá ser mostrada a posição a qual o usuário esta inserindo o valor. No final o programa deverá mostrar a matriz com todos o valores inseridos pelo usuário, destacando os valores pares. Deverá apresentar também o total de valores pares inseridos.</text:p>
      <text:p text:style-name="P8">ex072 → MATRIZ_IDENTIDADE 3x3: Elabore um programa que mostre uma matriz identidade de ordem 3x3.</text:p>
      <text:p text:style-name="P8">ex073 → MATRIZ 4x4: Construa um programa que o usuario insira valores numa matriz de ordem 4x4. O programa deverá apresentar o valores da matriz; a soma da Diagonal Principal, o produto da segunda linha e o maior valor da terceira coluna.</text:p>
      <text:p text:style-name="P8">ex074 → DISSECANDO MATRIZ: Elabore um programa que o usuario insira valoes numa matriz de ordem 4x4. O programa deve conter um menu com as opções: Matriz completa, Diagonal principal, Triângulo superior, Triângulo inferior e Sair. O programa deve mostrar a matriz de acordo com a opção escolhida pelo usuário. Se o usuário escolhe matriz completa, deve ser mostrado a matriz completa, se o usuário escolher a diagonal principal, deve ser mostrado a diagonal principal e assim por diante.</text:p>
      <text:p text:style-name="P8">ex075 → JOGO DA VELHA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1T11:13:45.929843702</meta:creation-date>
    <dc:date>2021-09-03T11:09:41.055919706</dc:date>
    <meta:editing-duration>PT17H20M45S</meta:editing-duration>
    <meta:editing-cycles>26</meta:editing-cycles>
    <meta:generator>LibreOffice/6.1.5.2$Linux_X86_64 LibreOffice_project/10$Build-2</meta:generator>
    <meta:document-statistic meta:table-count="1" meta:image-count="0" meta:object-count="0" meta:page-count="6" meta:paragraph-count="106" meta:word-count="2956" meta:character-count="16636" meta:non-whitespace-character-count="13779"/>
  </office:meta>
</office:document-meta>
</file>